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771cm" fo:break-before="auto" style:use-optimal-row-height="true"/>
    </style:style>
    <style:style style:name="ro4" style:family="table-row">
      <style:table-row-properties style:row-height="1.122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bold" style:font-name-complex="Calib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bold" style:font-name-complex="Calib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color="#000000" style:font-name="Calibri;Calibri" fo:font-size="10pt" style:font-name-asian="Calibri;Calibri" style:font-name-complex="Calibri;Calibri" style:font-size-asian="10pt" style:font-size-complex="10pt"/>
    </style:style>
    <style:style style:name="T2" style:family="text">
      <style:text-properties fo:color="#000000" style:font-name="Calibri;Calibri" style:font-name-asian="Calibri;Calibri" style:font-name-complex="Calibri;Calibri" fo:font-size="6.5pt" style:font-size-asian="6.5pt" style:font-size-complex="6.5pt"/>
    </style:style>
    <style:style style:name="T3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Year </text:p>
          </table:table-cell>
          <table:table-cell table:style-name="ce5" office:value-type="string" calcext:value-type="string">
            <text:p>Building </text:p>
          </table:table-cell>
          <table:table-cell table:style-name="ce1" office:value-type="string" calcext:value-type="string">
            <text:p>Height (Floors) </text:p>
          </table:table-cell>
          <table:table-cell table:style-name="ce5" office:value-type="string" calcext:value-type="string">
            <text:p>Description </text:p>
          </table:table-cell>
          <table:table-cell office:value-type="string" calcext:value-type="string">
            <text:p>min_floor_fire</text:p>
          </table:table-cell>
          <table:table-cell office:value-type="string" calcext:value-type="string">
            <text:p>max_floor_fire</text:p>
          </table:table-cell>
          <table:table-cell office:value-type="string" calcext:value-type="string">
            <text:p>num_floor_affected</text:p>
          </table:table-cell>
          <table:table-cell office:value-type="string" calcext:value-type="string">
            <text:p>ext_wall_involved</text:p>
          </table:table-cell>
          <table:table-cell office:value-type="string" calcext:value-type="string">
            <text:p>additional info</text:p>
          </table:table-cell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6" office:value-type="string" calcext:value-type="string">
            <text:p>Royston Hill, Glasgow 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Fire gutted one flat and burned through two others. Aluminium sheet cladding with wooden battens and polystyrene behind it.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float" office:value="1990" calcext:value-type="float">
            <text:p>1990</text:p>
          </table:table-cell>
          <table:table-cell table:style-name="ce6" office:value-type="string" calcext:value-type="string">
            <text:p>Merry Hill Court, Smethwick 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Structural defects caused rapid fire spread; the condition of the means of escape endangered lives and delayed and impeded rescue. </text:p>
          </table:table-cell>
          <table:table-cell table:number-columns-repeated="5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6" office:value-type="string" calcext:value-type="string">
            <text:p>Knowsley Heights, Liverpool 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Fire travelled externally the full height of the building through the external wall system.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float" office:value="1997" calcext:value-type="float">
            <text:p>1997</text:p>
          </table:table-cell>
          <table:table-cell table:style-name="ce6" office:value-type="string" calcext:value-type="string">
            <text:p>Butler House, Essex 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Fire to the top-floor flat caused uPVC window frames to melt and drip, which in turn caused some damage to cladding. 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6" office:value-type="string" calcext:value-type="string">
            <text:p>Alpha House, Coventry 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lames travelled up the outside of the block from 13th to 17th floor. 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float" office:value="1999" calcext:value-type="float">
            <text:p>1999</text:p>
          </table:table-cell>
          <table:table-cell table:style-name="ce6" office:value-type="string" calcext:value-type="string">
            <text:p>Garnock Court, Irvine 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 disabled pensioner died and four other people were taken to hospital after fire ripped through 9 floors.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6" office:value-type="string" calcext:value-type="string">
            <text:p>Arlington House, Margate 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Nine adults and a child were rescued from the 13th floor. 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6" office:value-type="string" calcext:value-type="string">
            <text:p>Staner Court, Ramsgate 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8 adults and 3 children trapped on floors above the fire made their way to the roof where they were rescued by an RAF helicopter. </text:p>
          </table:table-cell>
          <table:table-cell table:number-columns-repeated="5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6" office:value-type="string" calcext:value-type="string">
            <text:p>Petershill Ct, Glasgow 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ix people - two women, two police officers and two firefighters - were taken to hospital. </text:p>
          </table:table-cell>
          <table:table-cell table:number-columns-repeated="5"/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table:style-name="ce6" office:value-type="string" calcext:value-type="string">
            <text:p>Harrow Court, Stevenage 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ire spread from the 14th to 15th floor; the means of escape was impacted by the spread of fire and smoke. Three people died.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6" office:value-type="string" calcext:value-type="string">
            <text:p>Lakanal House, London 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Six people died, at least 20 were injured. 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www.highrisefirefighting.co.uk/cslakanal2.html</text:p>
          </table:table-cell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6" office:value-type="string" calcext:value-type="string">
            <text:p>Waddell Court, Glasgow 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20 appliances attended and it took four hours to extinguish. </text:p>
          </table:table-cell>
          <table:table-cell table:number-columns-repeated="5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Shirley Towers, Southampton 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Two firefighters died, two were injured. Fire and smoke was experienced between the 5th and 10th floors.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Madingley Block, Kingston-upon-Thames 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lames spread to the top four floors. Up to 100 firefighters attended. 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George Tilbury House, Essex 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irefighters thought they were dealing with fires on the second and ninth floors and at least 50 people were evacuated. 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Grainne House, Belfast 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Residents were trapped on the top floor after a fire broke out while they were sleeping. Six people escaped injury in a dramatic rescue.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Marine Tower, Deptford 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Up to 50 firefighters tackled the flames on the top floor. Two people died, four were injured, six people were rescued. Defective fire doors contributed to fire and smoke spread. 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Salamanca House, London 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9 people trapped on the 3rd and 4th floors were rescued using ladders.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Mermaid Tower, London 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Flames spread from a flat on the 11th floor into the rooms above. 7 people were hospitalised.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6" office:value-type="string" calcext:value-type="string">
            <text:p>Carolina House, Bristol 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round 40 fire-fighters battled the blaze. More than 100 residents were evacuated. </text:p>
          </table:table-cell>
          <table:table-cell table:number-columns-repeated="5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6" office:value-type="string" calcext:value-type="string">
            <text:p>Red Road flats, Glasgow 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Residents were evacuated after a fire was discovered in the external cladding.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6" office:value-type="string" calcext:value-type="string">
            <text:p>Lomond House, Glasgow 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Flames tore through 8 storeys – two years after improvement works. 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6" office:value-type="string" calcext:value-type="string">
            <text:p>Adair Tower, London 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16 people hospitalised, 50 rescued; absent or defective self-closing devices had caused smoke to compromise both staircases. </text:p>
          </table:table-cell>
          <table:table-cell table:number-columns-repeated="5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6" office:value-type="string" calcext:value-type="string">
            <text:p>Chartham House, London 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Fire spread to the floor above, 50 residents evacuated.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6" office:value-type="string" calcext:value-type="string">
            <text:p>Shepherds Court, London 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Fire spread to five floors, 50 residents evacuated.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" office:value-type="float" office:value="2016" calcext:value-type="float">
            <text:p>2016</text:p>
          </table:table-cell>
          <table:table-cell table:style-name="ce6" office:value-type="string" calcext:value-type="string">
            <text:p>Handsworth House, Portsmouth 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3 Near Miss events and 5 Causes for Concern reports identified; it took 45 minutes from 999 call for firefighters to enter the fire flat on floor 7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Grenfell Tower, London 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72 dead, 201 households made homeless; fire escapes kitchen on 4th floor into external cladding, rapidly consuming most of the building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Beckett Court, Bedford 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Smoke rose through the refuse chutes into the residential area above and subsequently smoke logged floors six to 11. 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Coolmoyne House, Belfast 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16 tenants were unable to return to their homes. </text:p>
          </table:table-cell>
          <table:table-cell table:number-columns-repeated="5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The Lighthouse, Manchester 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The blaze spread to wooden balconies on several floors with 7 apartments affected.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6" office:value-type="string" calcext:value-type="string">
            <text:p>The Lighthouse, Manchester 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Kitchen fire spread to wooden balconies on several floors leaving 3 flats uninhabitable.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New Providence Wharf, London 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100 firefighters attended, 40 people were treated by ambulance staff at the scene, 22 evacuation/smoke hoods were used; a faulty smoke ventilation system acted “like <text:span text:style-name="T1">a broken chimney, leading to a potentially life-threatening situation”</text:span><text:span text:style-name="T2">8 </text:span></text:p>
            <text:p><text:span text:style-name="T3"/></text:p>
          </table:table-cell>
          <table:table-cell table:number-columns-repeated="5"/>
        </table:table-row>
        <table:table-row table:style-name="ro1" table:number-rows-repeated="28">
          <table:table-cell table:style-name="ce3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table:table-row table:style-name="ro1" table:number-rows-repeated="18">
          <table:table-cell table:style-name="ce3"/>
          <table:table-cell table:number-columns-repeated="8"/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6:50:18.835000000</meta:creation-date>
    <dc:date>2021-07-28T17:15:52.157000000</dc:date>
    <meta:editing-duration>PT25M31S</meta:editing-duration>
    <meta:editing-cycles>5</meta:editing-cycles>
    <meta:generator>LibreOffice/7.0.3.1$Windows_X86_64 LibreOffice_project/d7547858d014d4cf69878db179d326fc3483e082</meta:generator>
    <meta:document-statistic meta:table-count="1" meta:cell-count="198" meta:object-count="0"/>
  </office:meta>
</office:document-meta>
</file>